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66b3"/>
    </style:style>
    <style:style style:name="P3" style:family="paragraph" style:parent-style-name="Standard">
      <style:text-properties fo:color="#0066b3" fo:font-weight="bold" style:font-weight-asian="bold" style:font-weight-complex="bold"/>
    </style:style>
    <style:style style:name="P4" style:family="paragraph" style:parent-style-name="Standard">
      <style:text-properties fo:color="#333333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T1" style:family="text">
      <style:text-properties officeooo:rsid="000b456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b4565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b3"/>
    </style:style>
    <style:style style:name="T7" style:family="text">
      <style:text-properties fo:color="#0066b3" fo:font-weight="bold" style:font-weight-asian="bold" style:font-weight-complex="bold"/>
    </style:style>
    <style:style style:name="T8" style:family="text">
      <style:text-properties fo:color="#0066b3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666666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<text:tab/><text:tab/><text:tab/><text:tab/>Integrations Auth<text:line-break/>-----------------------------------------------------------------------------------------------------</text:span><text:span text:style-name="T5"><text:line-break/></text:span><text:line-break/>APPLICATION_NAME = 'PanduzUsers'</text:p>
      <text:p text:style-name="Standard">AZURE_GRAPH_DOMAIN = 'https://graph.microsoft.com/'</text:p>
      <text:p text:style-name="Standard">AZURE_DOMAIN = 'https://login.microsoftonline.com/'</text:p>
      <text:p text:style-name="Standard">SCOPE = 'https://graph.microsoft.com/.default'</text:p>
      <text:p text:style-name="Standard"/>
      <text:p text:style-name="P4"><text:span text:style-name="T5">get_authorization_token</text:span> </text:p>
      <text:p text:style-name="Standard"/>
      <text:p text:style-name="Standard">AZURE_DOMAIN + tenant_id + '/oauth2/v2.0/token',</text:p>
      <text:p text:style-name="Standard"><text:s text:c="30"/>body: {</text:p>
      <text:p text:style-name="Standard"><text:s text:c="32"/>grant_type: 'client_credentials',</text:p>
      <text:p text:style-name="Standard"><text:s text:c="32"/>client_id: client_id,</text:p>
      <text:p text:style-name="Standard"><text:s text:c="32"/>client_secret: client_secret,</text:p>
      <text:p text:style-name="Standard"><text:s text:c="32"/>scope: SCOPE</text:p>
      <text:p text:style-name="Standard"><text:s text:c="30"/>})</text:p>
      <text:p text:style-name="Standard"/>
      <text:p text:style-name="Standard"/>
      <text:p text:style-name="P5">intune_azure_ad_groups</text:p>
      <text:p text:style-name="Standard"/>
      <text:p text:style-name="Standard"><text:s/>AZURE_GRAPH_DOMAIN + 'v1.0/groups'<text:line-break/><text:line-break/><text:span text:style-name="T7">---------------------------------------------------------------------------------------------------------------</text:span></text:p>
      <text:p text:style-name="Standard"/>
      <text:p text:style-name="P3"><text:s text:c="62"/><text:span text:style-name="T2">For Intune </text:span></text:p>
      <text:p text:style-name="Standard"/>
      <text:p text:style-name="P1">upload_action</text:p>
      <text:p text:style-name="Standard"/>
      <text:p text:style-name="Standard">AZURE_GRAPH_DOMAIN + "v1.0/deviceManagement/managedDevices/#{intune_id}/"</text:p>
      <text:p text:style-name="Standard"/>
      <text:p text:style-name="P1">get_devices</text:p>
      <text:p text:style-name="Standard"/>
      <text:p text:style-name="Standard">if group == 'applications'</text:p>
      <text:p text:style-name="Standard"><text:s text:c="14"/>AZURE_GRAPH_DOMAIN + 'v1.0/deviceAppManagement/mobileApps'</text:p>
      <text:p text:style-name="Standard"><text:s text:c="12"/>else</text:p>
      <text:p text:style-name="Standard"><text:s text:c="14"/>AZURE_GRAPH_DOMAIN + 'v1.0/deviceManagement/managedDevices' + sub_query + ownership_query</text:p>
      <text:p text:style-name="Standard"><text:s text:c="12"/>end</text:p>
      <text:p text:style-name="Standard"/>
      <text:p text:style-name="P1">map_intune_object</text:p>
      <text:p text:style-name="Standard"/>
      <text:p text:style-name="Standard">AZURE_GRAPH_DOMAIN + "v1.0/deviceManagement/managedDevices/#{intune_id}"</text:p>
      <text:p text:style-name="Standard"/>
      <text:p text:style-name="Standard"/>
      <text:p text:style-name="P2">-------------------------------------------------------------------------------------------------------------</text:p>
      <text:p text:style-name="Standard"/>
      <text:p text:style-name="P3"><text:s text:c="60"/><text:span text:style-name="T2"><text:s/>For Azure </text:span><text:span text:style-name="T3">AD</text:span></text:p>
      <text:p text:style-name="Standard"/>
      <text:p text:style-name="P1">get_user</text:p>
      <text:p text:style-name="Standard"/>
      <text:p text:style-name="Standard">AZURE_GRAPH_DOMAIN + 'v1.0/users' + "/#{integ_azure_ad_id}" + fields_str</text:p>
      <text:p text:style-name="Standard"><text:soft-page-break/></text:p>
      <text:p text:style-name="Standard">AZURE_GRAPH_DOMAIN + "v1.0/groups/#{group}/members" + fields_str + pages_str + search_str</text:p>
      <text:p text:style-name="Standard"><text:s text:c="11"/></text:p>
      <text:p text:style-name="Standard">AZURE_GRAPH_DOMAIN + 'v1.0/users' + fields_str + pages_str + search_str + expand_str</text:p>
      <text:p text:style-name="Standard"/>
      <text:p text:style-name="P1">get_group</text:p>
      <text:p text:style-name="Standard"/>
      <text:p text:style-name="Standard">AZURE_GRAPH_DOMAIN + 'v1.0/groups/' + group_id, headers: { 'Authorization' =&gt; "Bearer #{service['access_token']}" })</text:p>
      <text:p text:style-name="Standard"/>
      <text:p text:style-name="P1">get_user_group</text:p>
      <text:p text:style-name="Standard"/>
      <text:p text:style-name="Standard">AZURE_GRAPH_DOMAIN + 'v1.0/users/' + user_id + "?$expand=memberOf", headers: { 'Authorization' =&gt; "Bearer #{token}" 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8T18:14:13.479237589</meta:creation-date>
    <dc:date>2022-08-18T18:19:21.297766264</dc:date>
    <meta:editing-duration>PT5M8S</meta:editing-duration>
    <meta:editing-cycles>1</meta:editing-cycles>
    <meta:document-statistic meta:table-count="0" meta:image-count="0" meta:object-count="0" meta:page-count="2" meta:paragraph-count="36" meta:word-count="124" meta:character-count="2033" meta:non-whitespace-character-count="1561"/>
    <meta:generator>LibreOffice/6.0.7.3$Linux_X86_64 LibreOffice_project/00m0$Build-3</meta:generator>
  </office:meta>
</office:document-meta>
</file>